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automatic-styles/>
  <office:body>
    <office:spreadsheet>
      <table:table table:name="Member">
        <table:table-row>
          <table:table-cell office:value-type="string">
            <text:p>Name</text:p>
          </table:table-cell>
          <table:table-cell office:value-type="string">
            <text:p>Roll No.</text:p>
          </table:table-cell>
          <table:table-cell office:value-type="string">
            <text:p>Email ID</text:p>
          </table:table-cell>
          <table:table-cell office:value-type="string">
            <text:p>Slots</text:p>
          </table:table-cell>
          <table:table-cell office:value-type="string">
            <text:p>Fine</text:p>
          </table:table-cell>
          <table:table-cell office:value-type="string">
            <text:p>No. of Books</text:p>
          </table:table-cell>
        </table:table-row>
        <table:table-row>
          <table:table-cell office:value-type="string">
            <text:p>Shanu Kumar</text:p>
          </table:table-cell>
          <table:table-cell office:value-type="string">
            <text:p>150659</text:p>
          </table:table-cell>
          <table:table-cell office:value-type="string">
            <text:p>sshanu@iitk.ac.in</text:p>
          </table:table-cell>
          <table:table-cell office:value-type="string">
            <text:p>1</text:p>
          </table:table-cell>
          <table:table-cell office:value="20" office:value-type="float">
            <text:p>20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Bhuvan Beejawat</text:p>
          </table:table-cell>
          <table:table-cell office:value-type="string">
            <text:p>150190</text:p>
          </table:table-cell>
          <table:table-cell office:value-type="string">
            <text:p>bhuvan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Namarata</text:p>
          </table:table-cell>
          <table:table-cell office:value-type="string">
            <text:p>150197</text:p>
          </table:table-cell>
          <table:table-cell office:value-type="string">
            <text:p>namb@iitk.ac.in</text:p>
          </table:table-cell>
          <table:table-cell office:value-type="string">
            <text:p>1</text:p>
          </table:table-cell>
          <table:table-cell office:value="45" office:value-type="float">
            <text:p>45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Tarun Mascarenhas</text:p>
          </table:table-cell>
          <table:table-cell office:value-type="string">
            <text:p>160745</text:p>
          </table:table-cell>
          <table:table-cell office:value-type="string">
            <text:p>tmasc@iitk.ac.in</text:p>
          </table:table-cell>
          <table:table-cell office:value-type="string">
            <text:p>1</text:p>
          </table:table-cell>
          <table:table-cell office:value="30" office:value-type="float">
            <text:p>30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Varad Paliwal</text:p>
          </table:table-cell>
          <table:table-cell office:value-type="string">
            <text:p>14787</text:p>
          </table:table-cell>
          <table:table-cell office:value-type="string">
            <text:p>varad@iitk.ac.in</text:p>
          </table:table-cell>
          <table:table-cell office:value-type="string">
            <text:p>3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Shivam Puri</text:p>
          </table:table-cell>
          <table:table-cell office:value-type="string">
            <text:p>13661</text:p>
          </table:table-cell>
          <table:table-cell office:value-type="string">
            <text:p>spuri@iitk.ac.in</text:p>
          </table:table-cell>
          <table:table-cell office:value-type="string">
            <text:p>1</text:p>
          </table:table-cell>
          <table:table-cell office:value="30" office:value-type="float">
            <text:p>30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Tsering Norphel</text:p>
          </table:table-cell>
          <table:table-cell office:value-type="string">
            <text:p>150769</text:p>
          </table:table-cell>
          <table:table-cell office:value-type="string">
            <text:p>tnorphel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Nidhi Varma</text:p>
          </table:table-cell>
          <table:table-cell office:value-type="string">
            <text:p>04979</text:p>
          </table:table-cell>
          <table:table-cell office:value-type="string">
            <text:p>nidhivc@iitk.ac.in</text:p>
          </table:table-cell>
          <table:table-cell office:value-type="string">
            <text:p>2</text:p>
          </table:table-cell>
          <table:table-cell office:value="30" office:value-type="float">
            <text:p>30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Monica Katiyar</text:p>
          </table:table-cell>
          <table:table-cell office:value-type="string">
            <text:p>04796</text:p>
          </table:table-cell>
          <table:table-cell office:value-type="string">
            <text:p>mk@iitk.ac.in</text:p>
          </table:table-cell>
          <table:table-cell office:value-type="string">
            <text:p>10</text:p>
          </table:table-cell>
          <table:table-cell office:value="109" office:value-type="float">
            <text:p>109</text:p>
          </table:table-cell>
          <table:table-cell office:value="2" office:value-type="float">
            <text:p>2</text:p>
          </table:table-cell>
        </table:table-row>
        <table:table-row>
          <table:table-cell office:value-type="string">
            <text:p>Ankit Verma</text:p>
          </table:table-cell>
          <table:table-cell office:value-type="string">
            <text:p>160125</text:p>
          </table:table-cell>
          <table:table-cell office:value-type="string">
            <text:p>ankitv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Sarabjot Kaur</text:p>
          </table:table-cell>
          <table:table-cell office:value-type="string">
            <text:p>14214262</text:p>
          </table:table-cell>
          <table:table-cell office:value-type="string">
            <text:p>sarabjot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Shubhadeep Sadhukhan</text:p>
          </table:table-cell>
          <table:table-cell office:value-type="string">
            <text:p>16209864</text:p>
          </table:table-cell>
          <table:table-cell office:value-type="string">
            <text:p>deep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Satish Kumar</text:p>
          </table:table-cell>
          <table:table-cell office:value-type="string">
            <text:p>14947</text:p>
          </table:table-cell>
          <table:table-cell office:value-type="string">
            <text:p>kusat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Abhishek Dang</text:p>
          </table:table-cell>
          <table:table-cell office:value-type="string">
            <text:p>14111261</text:p>
          </table:table-cell>
          <table:table-cell office:value-type="string">
            <text:p>ahdang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Sreenath</text:p>
          </table:table-cell>
          <table:table-cell office:value-type="string">
            <text:p>13200066</text:p>
          </table:table-cell>
          <table:table-cell office:value-type="string">
            <text:p>sreevs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Anandita Pan</text:p>
          </table:table-cell>
          <table:table-cell office:value-type="string">
            <text:p>13200061</text:p>
          </table:table-cell>
          <table:table-cell office:value-type="string">
            <text:p>anandita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Augustya Shrivastava</text:p>
          </table:table-cell>
          <table:table-cell office:value-type="string">
            <text:p>160172</text:p>
          </table:table-cell>
          <table:table-cell office:value-type="string">
            <text:p>bronzets@iitk.ac.in</text:p>
          </table:table-cell>
          <table:table-cell office:value-type="string">
            <text:p>2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Karan Jha</text:p>
          </table:table-cell>
          <table:table-cell office:value-type="string">
            <text:p>160320</text:p>
          </table:table-cell>
          <table:table-cell office:value-type="string">
            <text:p>karan@iitk.ac.in</text:p>
          </table:table-cell>
          <table:table-cell office:value-type="string">
            <text:p>3</text:p>
          </table:table-cell>
          <table:table-cell office:value="15" office:value-type="float">
            <text:p>15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Pratyush Divyankar</text:p>
          </table:table-cell>
          <table:table-cell office:value-type="string">
            <text:p>160248</text:p>
          </table:table-cell>
          <table:table-cell office:value-type="string">
            <text:p>dpraty@iitk.ac.in</text:p>
          </table:table-cell>
          <table:table-cell office:value-type="string">
            <text:p>2</text:p>
          </table:table-cell>
          <table:table-cell office:value="41" office:value-type="float">
            <text:p>4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Yash Saxena</text:p>
          </table:table-cell>
          <table:table-cell office:value-type="string">
            <text:p>160823</text:p>
          </table:table-cell>
          <table:table-cell office:value-type="string">
            <text:p>yashsa@iitk.ac.in</text:p>
          </table:table-cell>
          <table:table-cell office:value-type="string">
            <text:p>1</text:p>
          </table:table-cell>
          <table:table-cell office:value="3" office:value-type="float">
            <text:p>3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Pulkit Gupta</text:p>
          </table:table-cell>
          <table:table-cell office:value-type="string">
            <text:p>150533</text:p>
          </table:table-cell>
          <table:table-cell office:value-type="string">
            <text:p>pulkitg@iitk.ac.in</text:p>
          </table:table-cell>
          <table:table-cell office:value-type="string">
            <text:p>1</text:p>
          </table:table-cell>
          <table:table-cell office:value="18" office:value-type="float">
            <text:p>18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Sagnik Bhattacharya</text:p>
          </table:table-cell>
          <table:table-cell office:value-type="string">
            <text:p>150612</text:p>
          </table:table-cell>
          <table:table-cell office:value-type="string">
            <text:p>sagnikb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Partha Saha</text:p>
          </table:table-cell>
          <table:table-cell office:value-type="string">
            <text:p>--</text:p>
          </table:table-cell>
          <table:table-cell office:value-type="string">
            <text:p>psaha@iitk.ac.in</text:p>
          </table:table-cell>
          <table:table-cell office:value-type="string">
            <text:p>4</text:p>
          </table:table-cell>
          <table:table-cell office:value="52" office:value-type="float">
            <text:p>52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Abhinav Tiwari</text:p>
          </table:table-cell>
          <table:table-cell office:value-type="string">
            <text:p>160023</text:p>
          </table:table-cell>
          <table:table-cell office:value-type="string">
            <text:p>tabhinav</text:p>
          </table:table-cell>
          <table:table-cell office:value-type="string">
            <text:p>2</text:p>
          </table:table-cell>
          <table:table-cell office:value="60" office:value-type="float">
            <text:p>60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Md. Masood Alam</text:p>
          </table:table-cell>
          <table:table-cell office:value-type="string">
            <text:p>160394</text:p>
          </table:table-cell>
          <table:table-cell office:value-type="string">
            <text:p>masood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Ashish Kumar Gupta</text:p>
          </table:table-cell>
          <table:table-cell office:value-type="string">
            <text:p>160161</text:p>
          </table:table-cell>
          <table:table-cell office:value-type="string">
            <text:p>ashishkg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Anushya Goenka</text:p>
          </table:table-cell>
          <table:table-cell office:value-type="string">
            <text:p>150124</text:p>
          </table:table-cell>
          <table:table-cell office:value-type="string">
            <text:p>anushya@iitk.ac.in</text:p>
          </table:table-cell>
          <table:table-cell office:value-type="string">
            <text:p>1</text:p>
          </table:table-cell>
          <table:table-cell office:value="71" office:value-type="float">
            <text:p>7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Vidushi Khare</text:p>
          </table:table-cell>
          <table:table-cell office:value-type="string">
            <text:p>150797</text:p>
          </table:table-cell>
          <table:table-cell office:value-type="string">
            <text:p>vidushik@iitk.ac.in</text:p>
          </table:table-cell>
          <table:table-cell office:value-type="string">
            <text:p>1</text:p>
          </table:table-cell>
          <table:table-cell office:value="41" office:value-type="float">
            <text:p>4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Kumar Vidya Bhushan</text:p>
          </table:table-cell>
          <table:table-cell office:value-type="string">
            <text:p>160351</text:p>
          </table:table-cell>
          <table:table-cell office:value-type="string">
            <text:p>krvidya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Garima Gaur</text:p>
          </table:table-cell>
          <table:table-cell office:value-type="string">
            <text:p>13111162</text:p>
          </table:table-cell>
          <table:table-cell office:value-type="string">
            <text:p>garimag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Krishna Chandran</text:p>
          </table:table-cell>
          <table:table-cell office:value-type="string">
            <text:p>12205068</text:p>
          </table:table-cell>
          <table:table-cell office:value-type="string">
            <text:p>kchandrn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Amrita Goswami</text:p>
          </table:table-cell>
          <table:table-cell office:value-type="string">
            <text:p>16102261</text:p>
          </table:table-cell>
          <table:table-cell office:value-type="string">
            <text:p>amritag@iitk.ac.in</text:p>
          </table:table-cell>
          <table:table-cell office:value-type="string">
            <text:p>3</text:p>
          </table:table-cell>
          <table:table-cell office:value="126" office:value-type="float">
            <text:p>126</text:p>
          </table:table-cell>
          <table:table-cell office:value="3" office:value-type="float">
            <text:p>3</text:p>
          </table:table-cell>
        </table:table-row>
        <table:table-row>
          <table:table-cell office:value-type="string">
            <text:p>Samyak Jain</text:p>
          </table:table-cell>
          <table:table-cell office:value-type="string">
            <text:p>160619</text:p>
          </table:table-cell>
          <table:table-cell office:value-type="string">
            <text:p>jsamyak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Shubhanshi Singh</text:p>
          </table:table-cell>
          <table:table-cell office:value-type="string">
            <text:p>160677</text:p>
          </table:table-cell>
          <table:table-cell office:value-type="string">
            <text:p>Shubhis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Ankur Agrawal</text:p>
          </table:table-cell>
          <table:table-cell office:value-type="string">
            <text:p>13807121</text:p>
          </table:table-cell>
          <table:table-cell office:value-type="string">
            <text:p>ankurag@iitk.ac.in</text:p>
          </table:table-cell>
          <table:table-cell office:value-type="string">
            <text:p>1</text:p>
          </table:table-cell>
          <table:table-cell office:value="17" office:value-type="float">
            <text:p>17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U divya</text:p>
          </table:table-cell>
          <table:table-cell office:value-type="string">
            <text:p>16111053</text:p>
          </table:table-cell>
          <table:table-cell office:value-type="string">
            <text:p>udivya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Ashita Paipuri</text:p>
          </table:table-cell>
          <table:table-cell office:value-type="string">
            <text:p>16101058</text:p>
          </table:table-cell>
          <table:table-cell office:value-type="string">
            <text:p>ashita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Animesh Pandey</text:p>
          </table:table-cell>
          <table:table-cell office:value-type="string">
            <text:p>16105265</text:p>
          </table:table-cell>
          <table:table-cell office:value-type="string">
            <text:p>animeshp@iitk.ac.in</text:p>
          </table:table-cell>
          <table:table-cell office:value-type="string">
            <text:p>1</text:p>
          </table:table-cell>
          <table:table-cell office:value="42" office:value-type="float">
            <text:p>42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Kundan Jaiswal</text:p>
          </table:table-cell>
          <table:table-cell office:value-type="string">
            <text:p>14345</text:p>
          </table:table-cell>
          <table:table-cell office:value-type="string">
            <text:p>kundanj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Aditya Bansal</text:p>
          </table:table-cell>
          <table:table-cell office:value-type="string">
            <text:p>160045</text:p>
          </table:table-cell>
          <table:table-cell office:value-type="string">
            <text:p>baditya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Renu Yadav</text:p>
          </table:table-cell>
          <table:table-cell office:value-type="string">
            <text:p>14545</text:p>
          </table:table-cell>
          <table:table-cell office:value-type="string">
            <text:p>renuy@iitk.ac.in</text:p>
          </table:table-cell>
          <table:table-cell office:value-type="string">
            <text:p>2</text:p>
          </table:table-cell>
          <table:table-cell office:value="98" office:value-type="float">
            <text:p>98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Shivam Barodiya</text:p>
          </table:table-cell>
          <table:table-cell office:value-type="string">
            <text:p>160652</text:p>
          </table:table-cell>
          <table:table-cell office:value-type="string">
            <text:p>baroshiv</text:p>
          </table:table-cell>
          <table:table-cell office:value-type="string">
            <text:p>2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Mayank Lunaych</text:p>
          </table:table-cell>
          <table:table-cell office:value-type="string">
            <text:p>160391</text:p>
          </table:table-cell>
          <table:table-cell office:value-type="string">
            <text:p>mayankl@iitk.ac.in</text:p>
          </table:table-cell>
          <table:table-cell office:value-type="string">
            <text:p>1</text:p>
          </table:table-cell>
          <table:table-cell office:value="66" office:value-type="float">
            <text:p>66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Smit Chaudhary</text:p>
          </table:table-cell>
          <table:table-cell office:value-type="string">
            <text:p>160696</text:p>
          </table:table-cell>
          <table:table-cell office:value-type="string">
            <text:p>smit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Dev Datt Pal</text:p>
          </table:table-cell>
          <table:table-cell office:value-type="string">
            <text:p>-04979</text:p>
          </table:table-cell>
          <table:table-cell office:value-type="string">
            <text:p>ddpal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Vinod Bhojwani</text:p>
          </table:table-cell>
          <table:table-cell office:value-type="string">
            <text:p>13807797</text:p>
          </table:table-cell>
          <table:table-cell office:value-type="string">
            <text:p>bhojwani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Ajay Choudhary</text:p>
          </table:table-cell>
          <table:table-cell office:value-type="string">
            <text:p>13807052</text:p>
          </table:table-cell>
          <table:table-cell office:value-type="string">
            <text:p>ajayc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Manpreet Singh</text:p>
          </table:table-cell>
          <table:table-cell office:value-type="string">
            <text:p>13807390</text:p>
          </table:table-cell>
          <table:table-cell office:value-type="string">
            <text:p>manpreet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AKSHAY MAMDAPURE</text:p>
          </table:table-cell>
          <table:table-cell office:value-type="string">
            <text:p>15117003</text:p>
          </table:table-cell>
          <table:table-cell office:value-type="string">
            <text:p>mamdapur@iitk.ac.in</text:p>
          </table:table-cell>
          <table:table-cell office:value-type="string">
            <text:p>2</text:p>
          </table:table-cell>
          <table:table-cell office:value="72" office:value-type="float">
            <text:p>72</text:p>
          </table:table-cell>
          <table:table-cell office:value="2" office:value-type="float">
            <text:p>2</text:p>
          </table:table-cell>
        </table:table-row>
        <table:table-row>
          <table:table-cell office:value-type="string">
            <text:p>Smriti Pradhan</text:p>
          </table:table-cell>
          <table:table-cell office:value-type="string">
            <text:p>160697</text:p>
          </table:table-cell>
          <table:table-cell office:value-type="string">
            <text:p>smritip@iitk.ac.in</text:p>
          </table:table-cell>
          <table:table-cell office:value-type="string">
            <text:p>2</text:p>
          </table:table-cell>
          <table:table-cell office:value="35" office:value-type="float">
            <text:p>35</text:p>
          </table:table-cell>
          <table:table-cell office:value="2" office:value-type="float">
            <text:p>2</text:p>
          </table:table-cell>
        </table:table-row>
        <table:table-row>
          <table:table-cell office:value-type="string">
            <text:p>Roopal Singh</text:p>
          </table:table-cell>
          <table:table-cell office:value-type="string">
            <text:p>13807589</text:p>
          </table:table-cell>
          <table:table-cell office:value-type="string">
            <text:p>roopal@iitk.ac.in</text:p>
          </table:table-cell>
          <table:table-cell office:value-type="string">
            <text:p>2</text:p>
          </table:table-cell>
          <table:table-cell office:value="0" office:value-type="float">
            <text:p/>
          </table:table-cell>
          <table:table-cell office:value="2" office:value-type="float">
            <text:p>2</text:p>
          </table:table-cell>
        </table:table-row>
        <table:table-row>
          <table:table-cell office:value-type="string">
            <text:p>Sindhuja Mangalwedekar</text:p>
          </table:table-cell>
          <table:table-cell office:value-type="string">
            <text:p>C11950</text:p>
          </table:table-cell>
          <table:table-cell office:value-type="string">
            <text:p>sindhu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Vinithra G</text:p>
          </table:table-cell>
          <table:table-cell office:value-type="string">
            <text:p>15207280</text:p>
          </table:table-cell>
          <table:table-cell office:value-type="string">
            <text:p>vinithra@iitk.ac.in</text:p>
          </table:table-cell>
          <table:table-cell office:value-type="string">
            <text:p>1</text:p>
          </table:table-cell>
          <table:table-cell office:value="36" office:value-type="float">
            <text:p>36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Shriya Mandarapu</text:p>
          </table:table-cell>
          <table:table-cell office:value-type="string">
            <text:p>150374</text:p>
          </table:table-cell>
          <table:table-cell office:value-type="string">
            <text:p>mshriya@iitk.ac.in</text:p>
          </table:table-cell>
          <table:table-cell office:value-type="string">
            <text:p>2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priyal sachan</text:p>
          </table:table-cell>
          <table:table-cell office:value-type="string">
            <text:p>160518</text:p>
          </table:table-cell>
          <table:table-cell office:value-type="string">
            <text:p>priyals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k kishore kumar</text:p>
          </table:table-cell>
          <table:table-cell office:value-type="string">
            <text:p>15101267</text:p>
          </table:table-cell>
          <table:table-cell office:value-type="string">
            <text:p>kkkumar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B SAI BHARAT KUMAR</text:p>
          </table:table-cell>
          <table:table-cell office:value-type="string">
            <text:p>16205005</text:p>
          </table:table-cell>
          <table:table-cell office:value-type="string">
            <text:p>bsai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auras anand</text:p>
          </table:table-cell>
          <table:table-cell office:value-type="string">
            <text:p>150166</text:p>
          </table:table-cell>
          <table:table-cell office:value-type="string">
            <text:p>auras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dipa mukherjee</text:p>
          </table:table-cell>
          <table:table-cell office:value-type="string">
            <text:p>16100265</text:p>
          </table:table-cell>
          <table:table-cell office:value-type="string">
            <text:p>dipam@iitk.ac.in</text:p>
          </table:table-cell>
          <table:table-cell office:value-type="string">
            <text:p>1</text:p>
          </table:table-cell>
          <table:table-cell office:value="35" office:value-type="float">
            <text:p>35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Pulkit Kapoor</text:p>
          </table:table-cell>
          <table:table-cell office:value-type="string">
            <text:p>150535</text:p>
          </table:table-cell>
          <table:table-cell office:value-type="string">
            <text:p>kpulkit@iitk.ac.in</text:p>
          </table:table-cell>
          <table:table-cell office:value-type="string">
            <text:p>2</text:p>
          </table:table-cell>
          <table:table-cell office:value="19" office:value-type="float">
            <text:p>19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Ritesh Kumar</text:p>
          </table:table-cell>
          <table:table-cell office:value-type="string">
            <text:p>160575</text:p>
          </table:table-cell>
          <table:table-cell office:value-type="string">
            <text:p>riteshk@iitk.ac.in</text:p>
          </table:table-cell>
          <table:table-cell office:value-type="string">
            <text:p>1</text:p>
          </table:table-cell>
          <table:table-cell office:value="33" office:value-type="float">
            <text:p>33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pragya puspendra jain</text:p>
          </table:table-cell>
          <table:table-cell office:value-type="string">
            <text:p>160492</text:p>
          </table:table-cell>
          <table:table-cell office:value-type="string">
            <text:p>pjjain@iitk.ac.in</text:p>
          </table:table-cell>
          <table:table-cell office:value-type="string">
            <text:p>1</text:p>
          </table:table-cell>
          <table:table-cell office:value="7" office:value-type="float">
            <text:p>7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ganesh kailas</text:p>
          </table:table-cell>
          <table:table-cell office:value-type="string">
            <text:p>13119065</text:p>
          </table:table-cell>
          <table:table-cell office:value-type="string">
            <text:p>ganeshgk@iitk.ac.in</text:p>
          </table:table-cell>
          <table:table-cell office:value-type="string">
            <text:p>2</text:p>
          </table:table-cell>
          <table:table-cell office:value="58" office:value-type="float">
            <text:p>58</text:p>
          </table:table-cell>
          <table:table-cell office:value="2" office:value-type="float">
            <text:p>2</text:p>
          </table:table-cell>
        </table:table-row>
        <table:table-row>
          <table:table-cell office:value-type="string">
            <text:p>Ravi kirti</text:p>
          </table:table-cell>
          <table:table-cell office:value-type="string">
            <text:p>14538</text:p>
          </table:table-cell>
          <table:table-cell office:value-type="string">
            <text:p>raviki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abhinav shukla</text:p>
          </table:table-cell>
          <table:table-cell office:value-type="string">
            <text:p>160021</text:p>
          </table:table-cell>
          <table:table-cell office:value-type="string">
            <text:p>abhshu@iitk.ac.in</text:p>
          </table:table-cell>
          <table:table-cell office:value-type="string">
            <text:p>1</text:p>
          </table:table-cell>
          <table:table-cell office:value="59" office:value-type="float">
            <text:p>59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Vineet Purswani</text:p>
          </table:table-cell>
          <table:table-cell office:value-type="string">
            <text:p>12807813</text:p>
          </table:table-cell>
          <table:table-cell office:value-type="string">
            <text:p>vineetp@iitk.ac.in</text:p>
          </table:table-cell>
          <table:table-cell office:value-type="string">
            <text:p>1</text:p>
          </table:table-cell>
          <table:table-cell office:value="90" office:value-type="float">
            <text:p>90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Mitul laxmikant wankhede</text:p>
          </table:table-cell>
          <table:table-cell office:value-type="string">
            <text:p>14387</text:p>
          </table:table-cell>
          <table:table-cell office:value-type="string">
            <text:p>mitulw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Apoorva Shukla</text:p>
          </table:table-cell>
          <table:table-cell office:value-type="string">
            <text:p>16103402</text:p>
          </table:table-cell>
          <table:table-cell office:value-type="string">
            <text:p>apoorva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Gaurav deval</text:p>
          </table:table-cell>
          <table:table-cell office:value-type="string">
            <text:p>160263</text:p>
          </table:table-cell>
          <table:table-cell office:value-type="string">
            <text:p>dgaurav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Ayush Agrawal</text:p>
          </table:table-cell>
          <table:table-cell office:value-type="string">
            <text:p>13807181</text:p>
          </table:table-cell>
          <table:table-cell office:value-type="string">
            <text:p>docayush@iitk.ac.in</text:p>
          </table:table-cell>
          <table:table-cell office:value-type="string">
            <text:p>1</text:p>
          </table:table-cell>
          <table:table-cell office:value="38" office:value-type="float">
            <text:p>38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SUBHRANSU N MUDULI</text:p>
          </table:table-cell>
          <table:table-cell office:value-type="string">
            <text:p>13807717</text:p>
          </table:table-cell>
          <table:table-cell office:value-type="string">
            <text:p>snmuduli@iitk.ac.in</text:p>
          </table:table-cell>
          <table:table-cell office:value-type="string">
            <text:p>2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Sachet Chavan</text:p>
          </table:table-cell>
          <table:table-cell office:value-type="string">
            <text:p>12212</text:p>
          </table:table-cell>
          <table:table-cell office:value-type="string">
            <text:p>sachet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Sankalp Tiwari</text:p>
          </table:table-cell>
          <table:table-cell office:value-type="string">
            <text:p>14205266</text:p>
          </table:table-cell>
          <table:table-cell office:value-type="string">
            <text:p>sankalpt@iitk.ac.in</text:p>
          </table:table-cell>
          <table:table-cell office:value-type="string">
            <text:p>2</text:p>
          </table:table-cell>
          <table:table-cell office:value="42" office:value-type="float">
            <text:p>42</text:p>
          </table:table-cell>
          <table:table-cell office:value="2" office:value-type="float">
            <text:p>2</text:p>
          </table:table-cell>
        </table:table-row>
        <table:table-row>
          <table:table-cell office:value-type="string">
            <text:p>Shruti Jain</text:p>
          </table:table-cell>
          <table:table-cell office:value-type="string">
            <text:p>160666</text:p>
          </table:table-cell>
          <table:table-cell office:value-type="string">
            <text:p>shrutija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Chaitanya Dhawan</text:p>
          </table:table-cell>
          <table:table-cell office:value-type="string">
            <text:p>150199</text:p>
          </table:table-cell>
          <table:table-cell office:value-type="string">
            <text:p>cdhawan@iitk.ac.in`</text:p>
          </table:table-cell>
          <table:table-cell office:value-type="string">
            <text:p>2</text:p>
          </table:table-cell>
          <table:table-cell office:value="8" office:value-type="float">
            <text:p>8</text:p>
          </table:table-cell>
          <table:table-cell office:value="2" office:value-type="float">
            <text:p>2</text:p>
          </table:table-cell>
        </table:table-row>
        <table:table-row>
          <table:table-cell office:value-type="string">
            <text:p>shivali agrawal</text:p>
          </table:table-cell>
          <table:table-cell office:value-type="string">
            <text:p>160651</text:p>
          </table:table-cell>
          <table:table-cell office:value-type="string">
            <text:p>shivali@iitk.ac.in</text:p>
          </table:table-cell>
          <table:table-cell office:value-type="string">
            <text:p>1</text:p>
          </table:table-cell>
          <table:table-cell office:value="14" office:value-type="float">
            <text:p>14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shubham garg</text:p>
          </table:table-cell>
          <table:table-cell office:value-type="string">
            <text:p>13678</text:p>
          </table:table-cell>
          <table:table-cell office:value-type="string">
            <text:p>shubhgg</text:p>
          </table:table-cell>
          <table:table-cell office:value-type="string">
            <text:p>1</text:p>
          </table:table-cell>
          <table:table-cell office:value="44" office:value-type="float">
            <text:p>44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Niket Agrawal</text:p>
          </table:table-cell>
          <table:table-cell office:value-type="string">
            <text:p>160446</text:p>
          </table:table-cell>
          <table:table-cell office:value-type="string">
            <text:p>niketagl@iitk.ac.in</text:p>
          </table:table-cell>
          <table:table-cell office:value-type="string">
            <text:p>1</text:p>
          </table:table-cell>
          <table:table-cell office:value="39" office:value-type="float">
            <text:p>39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Lakshay Garg</text:p>
          </table:table-cell>
          <table:table-cell office:value-type="string">
            <text:p>13807372</text:p>
          </table:table-cell>
          <table:table-cell office:value-type="string">
            <text:p>lakshay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Jitesh</text:p>
          </table:table-cell>
          <table:table-cell office:value-type="string">
            <text:p>12327</text:p>
          </table:table-cell>
          <table:table-cell office:value-type="string">
            <text:p>jiteshk@iitk.ac.in</text:p>
          </table:table-cell>
          <table:table-cell office:value-type="string">
            <text:p>2</text:p>
          </table:table-cell>
          <table:table-cell office:value="8" office:value-type="float">
            <text:p>8</text:p>
          </table:table-cell>
          <table:table-cell office:value="2" office:value-type="float">
            <text:p>2</text:p>
          </table:table-cell>
        </table:table-row>
        <table:table-row>
          <table:table-cell office:value-type="string">
            <text:p>Amit Kumar Sahu</text:p>
          </table:table-cell>
          <table:table-cell office:value-type="string">
            <text:p>13807100</text:p>
          </table:table-cell>
          <table:table-cell office:value-type="string">
            <text:p>amitsk@iitk.ac.in</text:p>
          </table:table-cell>
          <table:table-cell office:value-type="string">
            <text:p>1</text:p>
          </table:table-cell>
          <table:table-cell office:value="7" office:value-type="float">
            <text:p>7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Manoj Dahiya</text:p>
          </table:table-cell>
          <table:table-cell office:value-type="string">
            <text:p>13807389</text:p>
          </table:table-cell>
          <table:table-cell office:value-type="string">
            <text:p>manojkd@iitk.ac.in</text:p>
          </table:table-cell>
          <table:table-cell office:value-type="string">
            <text:p>1</text:p>
          </table:table-cell>
          <table:table-cell office:value="7" office:value-type="float">
            <text:p>7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ANSHUL ROY</text:p>
          </table:table-cell>
          <table:table-cell office:value-type="string">
            <text:p>150112</text:p>
          </table:table-cell>
          <table:table-cell office:value-type="string">
            <text:p>anshroy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Siddharth Poonia</text:p>
          </table:table-cell>
          <table:table-cell office:value-type="string">
            <text:p>160687</text:p>
          </table:table-cell>
          <table:table-cell office:value-type="string">
            <text:p>spoonia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Ishika Singh</text:p>
          </table:table-cell>
          <table:table-cell office:value-type="string">
            <text:p>160309</text:p>
          </table:table-cell>
          <table:table-cell office:value-type="string">
            <text:p>ishikas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AMAN VERMA</text:p>
          </table:table-cell>
          <table:table-cell office:value-type="string">
            <text:p>12089</text:p>
          </table:table-cell>
          <table:table-cell office:value-type="string">
            <text:p>amanvrm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Punnet Randar</text:p>
          </table:table-cell>
          <table:table-cell office:value-type="string">
            <text:p>150539</text:p>
          </table:table-cell>
          <table:table-cell office:value-type="string">
            <text:p>rpuneet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Kishan Kumar</text:p>
          </table:table-cell>
          <table:table-cell office:value-type="string">
            <text:p>12357</text:p>
          </table:table-cell>
          <table:table-cell office:value-type="string">
            <text:p>kkishan</text:p>
          </table:table-cell>
          <table:table-cell office:value-type="string">
            <text:p>2</text:p>
          </table:table-cell>
          <table:table-cell office:value="60" office:value-type="float">
            <text:p>60</text:p>
          </table:table-cell>
          <table:table-cell office:value="2" office:value-type="float">
            <text:p>2</text:p>
          </table:table-cell>
        </table:table-row>
      </table:table>
    </office:spreadsheet>
  </office:body>
</office:document-content>
</file>

<file path=styles.xml><?xml version="1.0" encoding="utf-8"?>
<office:document-styles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4</meta:generator>
  </office:meta>
</office:document-meta>
</file>